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en" fo:country="GB" fo:font-weight="bold" style:font-weight-asian="bold" style:font-weight-complex="bold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end" style:justify-single-word="false"/>
      <style:text-properties fo:language="en" fo:country="GB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Heading_20_1">
      <style:text-properties fo:language="en" fo:country="G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7.07.17</text:p>
      <text:p text:style-name="P2"/>
      <text:h text:style-name="P5" text:outline-level="1">2.1.4. How does the web work</text:h>
      <text:p text:style-name="P2"/>
      <text:p text:style-name="P1">What is the Internet?</text:p>
      <text:p text:style-name="P2"/>
      <text:p text:style-name="P2">The Internet is an infrastructure on which the web and email clients are built upon on. It connects clients (every day users with a computer) to servers by entering a domain (e.g. google.com) or I.P. Addresses (Internet Protocol). The traffic is routed via multiple routers to ISP's (Internet Service Providers), then servers and then back to the client.</text:p>
      <text:p text:style-name="P2"/>
      <text:p text:style-name="P4">What are Packets?</text:p>
      <text:p text:style-name="P2"/>
      <text:p text:style-name="P2">Packets are parts of a file sent via the internet, which are reassembled at their destination (mostly by the webbrowser). It's so that many clients can be sent the page at the same time.</text:p>
      <text:p text:style-name="P2"/>
      <text:p text:style-name="P4">What's the difference between a webpage a web server,web browser and search engine?</text:p>
      <text:p text:style-name="P2"/>
      <text:p text:style-name="P2">Web page:</text:p>
      <text:p text:style-name="P2">a document displayed via a web browser</text:p>
      <text:p text:style-name="P2"/>
      <text:p text:style-name="P2">Website:</text:p>
      <text:p text:style-name="P2">a collection of web pages from one domain</text:p>
      <text:p text:style-name="P2"/>
      <text:p text:style-name="P2">Web Server:</text:p>
      <text:p text:style-name="P2">a computer that hosts a website on the internet</text:p>
      <text:p text:style-name="P2"/>
      <text:p text:style-name="P2">Web browser:</text:p>
      <text:p text:style-name="P2">a piece of software that retrieves and displays a web page</text:p>
      <text:p text:style-name="P2"/>
      <text:p text:style-name="P2">search engine:</text:p>
      <text:p text:style-name="P2">a web site that helps you find other web pages on the internet</text:p>
      <text:p text:style-name="P2"/>
      <text:p text:style-name="P2"/>
      <text:p text:style-name="P4">What's a client?</text:p>
      <text:p text:style-name="P2">A user of the Internet which needs to be connected to it via an ISP</text:p>
      <text:p text:style-name="P2"/>
      <text:p text:style-name="P4">What are DNS Servers?</text:p>
      <text:p text:style-name="P2"/>
      <text:p text:style-name="P2"><text:span text:style-name="T1">D</text:span>omain <text:span text:style-name="T1">N</text:span>ame <text:span text:style-name="T1">S</text:span>ystem Servers</text:p>
      <text:p text:style-name="P2"/>
      <text:p text:style-name="P2">When entering a domain name in a web browser it sends a request to the DNS servers to give the browser the matching IP address of that domain name so it can send a request to the web server of that web page to send it a copy of the web page.</text:p>
      <text:p text:style-name="P2"><text:s/></text:p>
      <text:p text:style-name="P2"/>
      <text:p text:style-name="P2">What happen when you press "click search" on a search eng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51S</meta:editing-duration>
    <meta:editing-cycles>6</meta:editing-cycles>
    <meta:generator>OpenOffice/4.1.3$Win32 OpenOffice.org_project/413m1$Build-9783</meta:generator>
    <dc:date>2017-07-20T08:25:08.66</dc:date>
    <meta:document-statistic meta:table-count="0" meta:image-count="0" meta:object-count="0" meta:page-count="1" meta:paragraph-count="24" meta:word-count="265" meta:character-count="1429"/>
    <meta:user-defined meta:name="Info 1"/>
    <meta:user-defined meta:name="Info 2"/>
    <meta:user-defined meta:name="Info 3"/>
    <meta:user-defined meta:name="Info 4"/>
  </office:meta>
</office:document-meta>
</file>